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3D0000008DE1880BAA.png" manifest:media-type=""/>
  <manifest:file-entry manifest:full-path="Pictures/10000000000000E2000000DFA345451E.jp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Standard">
      <style:paragraph-properties style:snap-to-layout-grid="false"/>
    </style:style>
    <style:style style:name="P7" style:family="paragraph" style:parent-style-name="Standard">
      <style:paragraph-properties>
        <style:tab-stops>
          <style:tab-stop style:position="0.2709in"/>
          <style:tab-stop style:position="6.5in" style:type="right"/>
        </style:tab-stops>
      </style:paragraph-properties>
    </style:style>
    <style:style style:name="P8" style:family="paragraph" style:parent-style-name="Standard">
      <style:text-properties fo:font-style="italic" style:font-style-asian="italic"/>
    </style:style>
    <style:style style:name="P9" style:family="paragraph" style:parent-style-name="Standard">
      <style:paragraph-properties fo:text-align="center" style:justify-single-word="false"/>
      <style:text-properties fo:font-size="11pt" fo:font-weight="bold" style:font-size-asian="11pt" style:font-weight-asian="bold"/>
    </style:style>
    <style:style style:name="P10" style:family="paragraph" style:parent-style-name="Standard">
      <style:paragraph-properties style:snap-to-layout-grid="false"/>
      <style:text-properties fo:font-size="11pt" style:font-name-asian="MS Mincho" style:font-size-asian="11pt"/>
    </style:style>
    <style:style style:name="P11" style:family="paragraph" style:parent-style-name="Standard">
      <style:paragraph-properties style:snap-to-layout-grid="false"/>
      <style:text-properties fo:font-size="11pt" style:font-size-asian="11pt"/>
    </style:style>
    <style:style style:name="P12" style:family="paragraph" style:parent-style-name="Standard">
      <style:paragraph-properties style:snap-to-layout-grid="false"/>
      <style:text-properties style:font-name-asian="MS Mincho"/>
    </style:style>
    <style:style style:name="P13" style:family="paragraph" style:parent-style-name="Standard">
      <style:text-properties officeooo:rsid="00152b23" officeooo:paragraph-rsid="00152b23"/>
    </style:style>
    <style:style style:name="P14" style:family="paragraph" style:parent-style-name="Standard">
      <style:text-properties fo:font-weight="bold" officeooo:rsid="00152b23" officeooo:paragraph-rsid="00152b23" fo:background-color="#ff0000" style:font-weight-asian="bold" style:font-weight-complex="bold"/>
    </style:style>
    <style:style style:name="P15" style:family="paragraph" style:parent-style-name="Text_20_body">
      <style:text-properties fo:language="none" fo:country="none" style:language-asian="none" style:country-asian="none"/>
    </style:style>
    <style:style style:name="P16" style:family="paragraph" style:parent-style-name="Title">
      <style:paragraph-properties fo:text-align="end" style:justify-single-word="false"/>
    </style:style>
    <style:style style:name="P17"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18"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19"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20" style:family="paragraph" style:parent-style-name="Standard">
      <style:text-properties fo:font-size="11pt" fo:font-style="normal" officeooo:paragraph-rsid="001660d1" style:font-size-asian="11pt" style:font-style-asian="normal" style:font-size-complex="11pt" style:font-style-complex="normal"/>
    </style:style>
    <style:style style:name="P21" style:family="paragraph" style:parent-style-name="Standard">
      <style:text-properties officeooo:paragraph-rsid="001660d1"/>
    </style:style>
    <style:style style:name="P22" style:family="paragraph" style:parent-style-name="Standard">
      <style:text-properties officeooo:rsid="001660d1" officeooo:paragraph-rsid="001660d1"/>
    </style:style>
    <style:style style:name="P23" style:family="paragraph" style:parent-style-name="Standard">
      <style:text-properties officeooo:rsid="001660d1" officeooo:paragraph-rsid="00152b23"/>
    </style:style>
    <style:style style:name="P24" style:family="paragraph" style:parent-style-name="Standard">
      <style:text-properties officeooo:rsid="001660d1" officeooo:paragraph-rsid="0017ba1b"/>
    </style:style>
    <style:style style:name="P25" style:family="paragraph" style:parent-style-name="Standard">
      <style:text-properties fo:font-style="italic" officeooo:rsid="001660d1" officeooo:paragraph-rsid="001660d1" style:font-style-asian="italic"/>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italic" fo:font-weight="normal" style:font-style-asian="italic" style:font-weight-asian="normal" style:font-style-complex="italic" style:font-weight-complex="normal"/>
    </style:style>
    <style:style style:name="P28" style:family="paragraph" style:parent-style-name="Standard">
      <style:text-properties fo:font-weight="bold" officeooo:rsid="00188fb4" officeooo:paragraph-rsid="00188fb4" fo:background-color="#ff0000" style:font-weight-asian="bold" style:font-weight-complex="bold"/>
    </style:style>
    <style:style style:name="P29" style:family="paragraph" style:parent-style-name="Standard">
      <style:text-properties fo:font-weight="bold" officeooo:rsid="001a45eb" officeooo:paragraph-rsid="001a45eb" fo:background-color="#ff0000" style:font-weight-asian="bold" style:font-weight-complex="bold"/>
    </style:style>
    <style:style style:name="P30" style:family="paragraph" style:parent-style-name="Standard">
      <style:text-properties fo:font-style="normal" officeooo:rsid="001660d1" officeooo:paragraph-rsid="001660d1" style:font-style-asian="normal" style:font-style-complex="normal"/>
    </style:style>
    <style:style style:name="P31" style:family="paragraph" style:parent-style-name="Standard">
      <style:text-properties fo:font-style="normal" officeooo:rsid="00152b23" officeooo:paragraph-rsid="001660d1" style:font-style-asian="normal" style:font-style-complex="normal"/>
    </style:style>
    <style:style style:name="P32" style:family="paragraph" style:parent-style-name="Standard">
      <style:text-properties officeooo:rsid="00152b23" officeooo:paragraph-rsid="00152b23"/>
    </style:style>
    <style:style style:name="P33" style:family="paragraph" style:parent-style-name="Standard">
      <style:text-properties officeooo:rsid="0017ba1b" officeooo:paragraph-rsid="0017ba1b"/>
    </style:style>
    <style:style style:name="P34" style:family="paragraph" style:parent-style-name="Standard" style:list-style-name="L3">
      <style:text-properties officeooo:rsid="0017ba1b" officeooo:paragraph-rsid="0017ba1b"/>
    </style:style>
    <style:style style:name="P35" style:family="paragraph" style:parent-style-name="Standard">
      <style:text-properties officeooo:rsid="0017ba1b" officeooo:paragraph-rsid="00188fb4"/>
    </style:style>
    <style:style style:name="P36" style:family="paragraph" style:parent-style-name="Standard">
      <style:text-properties officeooo:rsid="00188fb4" officeooo:paragraph-rsid="00188fb4"/>
    </style:style>
    <style:style style:name="P37" style:family="paragraph" style:parent-style-name="Standard" style:list-style-name="L4">
      <style:text-properties officeooo:rsid="00188fb4" officeooo:paragraph-rsid="00188fb4"/>
    </style:style>
    <style:style style:name="P38" style:family="paragraph" style:parent-style-name="Standard" style:list-style-name="L5">
      <style:text-properties officeooo:rsid="00188fb4" officeooo:paragraph-rsid="00188fb4"/>
    </style:style>
    <style:style style:name="P39" style:family="paragraph" style:parent-style-name="Standard" style:list-style-name="L5">
      <style:text-properties officeooo:rsid="001a45eb" officeooo:paragraph-rsid="001a45eb"/>
    </style:style>
    <style:style style:name="P40" style:family="paragraph" style:parent-style-name="Heading_20_2">
      <style:text-properties officeooo:paragraph-rsid="001660d1"/>
    </style:style>
    <style:style style:name="P41" style:family="paragraph" style:parent-style-name="Heading_20_1">
      <style:paragraph-properties fo:break-before="page"/>
    </style:style>
    <style:style style:name="P42" style:family="paragraph" style:parent-style-name="Heading_20_3">
      <style:text-properties officeooo:rsid="001660d1" officeooo:paragraph-rsid="001660d1"/>
    </style:style>
    <style:style style:name="P43" style:family="paragraph" style:parent-style-name="Text_20_body">
      <style:paragraph-properties fo:margin-left="0in" fo:margin-right="0in" fo:text-indent="0in" style:auto-text-indent="false"/>
      <style:text-properties fo:font-size="11pt" officeooo:paragraph-rsid="001660d1" style:font-size-asian="11pt" style:font-size-complex="11pt"/>
    </style:style>
    <style:style style:name="P44" style:family="paragraph" style:parent-style-name="Title" style:master-page-name="Standard">
      <style:paragraph-properties fo:text-align="end" style:justify-single-word="false" style:page-number="auto"/>
    </style:style>
    <style:style style:name="P45" style:family="paragraph" style:parent-style-name="Title" style:master-page-name="Convert_20_1">
      <style:paragraph-properties style:page-number="auto"/>
    </style:style>
    <style:style style:name="P46" style:family="paragraph">
      <style:paragraph-properties style:line-height-at-least="0.0945in" fo:text-align="justify" style:writing-mode="lr-tb"/>
    </style:style>
    <style:style style:name="P47"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fo:font-size="11pt" style:font-name-asian="MS Mincho" style:font-size-asian="11pt"/>
    </style:style>
    <style:style style:name="T7" style:family="text">
      <style:text-properties officeooo:rsid="001660d1"/>
    </style:style>
    <style:style style:name="T8" style:family="text">
      <style:text-properties officeooo:rsid="0017ba1b"/>
    </style:style>
    <style:style style:name="T9" style:family="text">
      <style:text-properties officeooo:rsid="00188fb4"/>
    </style:style>
    <style:style style:name="T10" style:family="text">
      <style:text-properties officeooo:rsid="001a45eb"/>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6"/>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
      <text:p text:style-name="P16"><text:subject>Project Name</text:subject></text:p>
      <text:p text:style-name="P16"><text:span text:style-name="Comment_20_Reference"><text:span text:style-name="T2"><office:annotation><dc:creator>Igor Čavrak</dc:creator><dc:date>2004-10-13T10:12:00</dc:date><text:p text:style-name="P46"><text:span text:style-name="T11">change in File -&gt; Properties</text:span></text:p></office:annotation></text:span></text:span><text:title>Design Description</text:title></text:p>
      <text:p text:style-name="P16"/>
      <text:p text:style-name="P16"><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46"><text:span text:style-name="T11">change in File -&gt; Properties</text:span></text:p></office:annotation></text:span></text:span></text:p>
      <text:p text:style-name="Standard"/>
      <text:p text:style-name="P15"><draw:frame draw:style-name="fr1" draw:name="Frame1" text:anchor-type="char" svg:x="0.1811in" svg:y="3.252in" svg:width="6.3728in" svg:height="1.1252in"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45">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18">1. Introduction<text:tab/>4</text:p>
          <text:p text:style-name="P19">1.1 <text:s/>Purpose of this document<text:tab/>4</text:p>
          <text:p text:style-name="P19">1.2 <text:s/>Intended Audience<text:tab/>4</text:p>
          <text:p text:style-name="P19">1.3 <text:s/>Scope<text:tab/>4</text:p>
          <text:p text:style-name="P19">1.4 <text:s/>Definitions and acronyms<text:tab/>4</text:p>
          <text:p text:style-name="P17">1.4.1 Definitions<text:tab/>4</text:p>
          <text:p text:style-name="P17">1.4.2 Acronyms and abbreviations<text:tab/>4</text:p>
          <text:p text:style-name="P19">1.5 <text:s/>References<text:tab/>4</text:p>
          <text:p text:style-name="P18">2. Software architecture<text:tab/>4</text:p>
          <text:p text:style-name="P19">2.1 <text:s/>Conceptual design<text:tab/>4</text:p>
          <text:p text:style-name="P17">2.1.1 Design component 1<text:tab/>5</text:p>
          <text:p text:style-name="P17">2.1.2 Design component 2<text:tab/>5</text:p>
          <text:p text:style-name="P19">2.2 <text:s/>System specification<text:tab/>5</text:p>
          <text:p text:style-name="P19">2.3 <text:s/>External Components<text:tab/>5</text:p>
          <text:p text:style-name="P18">3. External interfaces<text:tab/>5</text:p>
          <text:p text:style-name="P19">3.1 <text:s/>Hardware Interfaces<text:tab/>5</text:p>
          <text:p text:style-name="P19">3.2 <text:s/>Software Interfaces<text:tab/>5</text:p>
          <text:p text:style-name="P19">3.3 <text:s/>Communication Interfaces<text:tab/>5</text:p>
          <text:p text:style-name="P19">3.4 <text:s/>User Interfaces<text:tab/>5</text:p>
          <text:p text:style-name="P18">4. Detailed software design<text:tab/>6</text:p>
          <text:p text:style-name="P19">4.1 <text:s/>Implementation modules / components<text:tab/>6</text:p>
          <text:p text:style-name="P17">4.1.1 Structured view<text:tab/>6</text:p>
          <text:p text:style-name="P17">4.1.2 Deployment<text:tab/>6</text:p>
          <text:p text:style-name="P19">4.2 <text:s/>Data flow / Interactions / Dependencies<text:tab/>6</text:p>
          <text:p text:style-name="P19">4.3 <text:s/>Data Types / Formats<text:tab/>6</text:p>
          <text:p text:style-name="P19">4.4 <text:s/>Database Model<text:tab/>6</text:p>
          <text:p text:style-name="P19">4.5 <text:s/>Web site organization<text:tab/>6</text:p>
          <text:p text:style-name="P19">4.6 <text:s/>Protocols<text:tab/>6</text:p>
          <text:p text:style-name="P19">4.7 <text:s/>Interfaces to External Systems<text:tab/>6</text:p>
          <text:p text:style-name="P19">4.8 <text:s/>Algorithms<text:tab/>7</text:p>
          <text:p text:style-name="P19">4.9 <text:s/>Other section(s) necessary to describe some aspect of product design<text:tab/>7</text:p>
        </text:index-body>
      </text:table-of-content>
      <text:p text:style-name="P7"/>
      <text:h text:style-name="P41" text:outline-level="1">Introduction</text:h>
      <text:p text:style-name="P43">Real-Time Bridge Monitoring is a project for the Distributed Software Development course held by Politecnico ti Milano, Malardalen University and University of Zagreb.</text:p>
      <text:h text:style-name="P40" text:outline-level="2">Purpose of this document</text:h>
      <text:p text:style-name="P20">The purpose of this document is to assist <text:span text:style-name="T7">in</text:span> the development of the project 'Real-Time Bridge Monitoring”, as a part of the Distributed Software Development course. <text:span text:style-name="T7">This document specify the entire archtecture and desgin of the “RTBM”-Software. These design decisions directly relate to the requirments, use-cases, attributes and interfaces of the system, as they are mentioned in the Software Requirements Specication document.</text:span></text:p>
      <text:p text:style-name="P20"><text:span text:style-name="T7"/></text:p>
      <text:p text:style-name="P8">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1">This document is writen mainly for the developer team. <text:span text:style-name="T7">It will assist the team during the development-phase and will be updated, if any design-desiscion will be changed.</text:span></text:p>
      <text:p text:style-name="P21"><text:span text:style-name="T7"/></text:p>
      <text:p text:style-name="P25">Define who and why should use this document, in what phases of the project work?</text:p>
      <text:p text:style-name="Standard"/>
      <text:h text:style-name="Heading_20_2" text:outline-level="2">Scope</text:h>
      <text:p text:style-name="P8">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9">Keyword</text:p>
          </table:table-cell>
          <table:table-cell table:style-name="Table2.B1" office:value-type="string">
            <text:p text:style-name="P9">Definitions</text:p>
          </table:table-cell>
        </table:table-row>
        <table:table-row table:style-name="Table2.1">
          <table:table-cell table:style-name="Table2.A4" office:value-type="string">
            <text:p text:style-name="P10"/>
          </table:table-cell>
          <table:table-cell table:style-name="Table2.B4" office:value-type="string">
            <text:p text:style-name="P2"/>
          </table:table-cell>
        </table:table-row>
        <table:table-row table:style-name="Table2.1">
          <table:table-cell table:style-name="Table2.A4" office:value-type="string">
            <text:p text:style-name="P10"/>
          </table:table-cell>
          <table:table-cell table:style-name="Table2.B4" office:value-type="string">
            <text:p text:style-name="P11"/>
          </table:table-cell>
        </table:table-row>
        <table:table-row table:style-name="Table2.1">
          <table:table-cell table:style-name="Table2.A4" office:value-type="string">
            <text:p text:style-name="P10"/>
          </table:table-cell>
          <table:table-cell table:style-name="Table2.B4" office:value-type="string">
            <text:p text:style-name="P11"/>
          </table:table-cell>
        </table:table-row>
        <table:table-row table:style-name="Table2.1">
          <table:table-cell table:style-name="Table2.A5" office:value-type="string">
            <text:p text:style-name="P10"/>
          </table:table-cell>
          <table:table-cell table:style-name="Table2.B5" office:value-type="string">
            <text:p text:style-name="P11"/>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9">Acronym or</text:p>
            <text:p text:style-name="P9">abbreviation</text:p>
          </table:table-cell>
          <table:table-cell table:style-name="Table3.B1" office:value-type="string">
            <text:p text:style-name="P9">Definitions</text:p>
          </table:table-cell>
        </table:table-row>
        <table:table-row table:style-name="Table3.1">
          <table:table-cell table:style-name="Table3.A9" office:value-type="string">
            <text:p text:style-name="P12"><text:span text:style-name="Acronyms"><text:span text:style-name="T6"/></text:span></text:p>
          </table:table-cell>
          <table:table-cell table:style-name="Table3.B9" office:value-type="string">
            <text:p text:style-name="P2"/>
          </table:table-cell>
        </table:table-row>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9" office:value-type="string">
            <text:p text:style-name="P10"/>
          </table:table-cell>
          <table:table-cell table:style-name="Table3.B9" office:value-type="string">
            <text:p text:style-name="P11"/>
          </table:table-cell>
        </table:table-row>
        <text:soft-page-break/>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9" office:value-type="string">
            <text:p text:style-name="P10"/>
          </table:table-cell>
          <table:table-cell table:style-name="Table3.B9" office:value-type="string">
            <text:p text:style-name="P11"/>
          </table:table-cell>
        </table:table-row>
        <table:table-row table:style-name="Table3.1">
          <table:table-cell table:style-name="Table3.A10" office:value-type="string">
            <text:p text:style-name="P10"/>
          </table:table-cell>
          <table:table-cell table:style-name="Table3.B10" office:value-type="string">
            <text:p text:style-name="P11"/>
          </table:table-cell>
        </table:table-row>
      </table:table>
      <text:p text:style-name="Standard"/>
      <text:h text:style-name="Heading_20_2" text:outline-level="2">References</text:h>
      <text:p text:style-name="Standard"/>
      <text:p text:style-name="Standard"/>
      <text:h text:style-name="Heading_20_1" text:outline-level="1">Software architecture</text:h>
      <text:p text:style-name="Standard"/>
      <text:h text:style-name="Heading_20_2" text:outline-level="2">Conceptual design</text:h>
      <text:p text:style-name="P26">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26"/>
      <text:p text:style-name="P30">“RTBM”-Software will mainly consists of four components: a web-service, a calculation-engine, a database and parsing script. </text:p>
      <text:p text:style-name="P26"/>
      <text:h text:style-name="P42" text:outline-level="3">SensoreDataParser</text:h>
      <text:p text:style-name="P24">The data from the sensors are delivered as raw text-files. These text-files has to be parsed and written into the database. <text:span text:style-name="T8">During this process the script will dedect and compensate inconsistenc data. </text:span>This script will be <text:span text:style-name="T8">automaticly running in certain intervalls. </text:span></text:p>
      <text:p text:style-name="P33">The script will be dividet into <text:span text:style-name="T9">four</text:span> submodules:</text:p>
      <text:list xml:id="list6741005149666903064" text:style-name="L3">
        <text:list-item>
          <text:p text:style-name="P34">The parsing-submodule will parse the data-files</text:p>
        </text:list-item>
        <text:list-item>
          <text:p text:style-name="P34">The consistence-check will validate the read data and patch inconsistency</text:p>
        </text:list-item>
        <text:list-item>
          <text:p text:style-name="P34">The SQL-submodule will write all data into the database.</text:p>
          <text:p text:style-name="P34"/>
        </text:list-item>
      </text:list>
      <text:p text:style-name="P24"><text:span text:style-name="T8">This component required access to the data-files and the database. The format of the required data-files will be described in chapter </text:span><text:span text:style-name="T8"><text:bookmark-ref text:reference-format="page" text:ref-name="__RefHeading__4462_3858130">7</text:bookmark-ref></text:span><text:span text:style-name="T8">.</text:span></text:p>
      <text:p text:style-name="P21"/>
      <text:p text:style-name="P28">How to deal with Photos, we have to create certain Videos, writing Meta-Data to DB etc.</text:p>
      <text:h text:style-name="P42" text:outline-level="3">MySQL-Database</text:h>
      <text:p text:style-name="P35"><text:span text:style-name="T7">A</text:span>s Database we will use MySQL. <text:span text:style-name="T9">The Database will, except of the media-data like photos and videos, contain all necessary data of the software. These data are:</text:span></text:p>
      <text:list xml:id="list3256605546767723253" text:style-name="L4">
        <text:list-item>
          <text:p text:style-name="P37">the raw-data from the sensors</text:p>
        </text:list-item>
        <text:list-item>
          <text:p text:style-name="P37">the pre-calculated sensore and danger-level data</text:p>
        </text:list-item>
        <text:list-item>
          <text:p text:style-name="P37">user-data</text:p>
        </text:list-item>
        <text:list-item>
          <text:p text:style-name="P37">assistance-data for the SensorDataParser</text:p>
        </text:list-item>
      </text:list>
      <text:p text:style-name="P36"/>
      <text:p text:style-name="P36">The database model will be descriped detailed in Chapter <text:bookmark-ref text:reference-format="page" text:ref-name="__RefHeading__4464_3858130">7</text:bookmark-ref>.</text:p>
      <text:p text:style-name="P21"><text:span text:style-name="T7"/></text:p>
      <text:h text:style-name="P42" text:outline-level="3">Calculation-Engine</text:h>
      <text:p text:style-name="P36"><text:span text:style-name="T7">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42" text:outline-level="3"><text:soft-page-break/>Webservice</text:h>
      <text:p text:style-name="P36"><text:span text:style-name="T7">T</text:span>he webservice will present all data to the user. It will be the only way how the user interact with the system. To use the webservice the user will use a common browser. </text:p>
      <text:p text:style-name="P36"/>
      <text:p text:style-name="P29">Please discribe a good structure of the webservice..</text:p>
      <text:p text:style-name="Standard"/>
      <text:p text:style-name="P29">Should we introduce MVC-Pattern, include template System, etc...</text:p>
      <text:h text:style-name="Heading_20_2" text:outline-level="2">System specification</text:h>
      <text:p text:style-name="Standard"/>
      <text:p text:style-name="P27">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13">Linux Debian <text:span text:style-name="T8">6.0</text:span></text:p>
      <text:p text:style-name="P13"/>
      <text:p text:style-name="P33">Java</text:p>
      <text:p text:style-name="P33">Python</text:p>
      <text:p text:style-name="P33"/>
      <text:p text:style-name="P13"/>
      <text:p text:style-name="P22"/>
      <text:p text:style-name="P23"><text:span text:style-name="T7"/></text:p>
      <text:p text:style-name="P22"/>
      <text:p text:style-name="Standard"/>
      <text:h text:style-name="Heading_20_2" text:outline-level="2">External Components</text:h>
      <text:p text:style-name="P26">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26"/>
      <text:p text:style-name="P31">Apache <text:span text:style-name="T7">with Tomcat</text:span></text:p>
      <text:p text:style-name="P30">Cron</text:p>
      <text:p text:style-name="P30">MySQL</text:p>
      <text:p text:style-name="Standard"/>
      <text:h text:style-name="Heading_20_1" text:outline-level="1">External interfaces</text:h>
      <text:p text:style-name="P26">This section should provide an overview of interfaces for communication between the product and the systems/entities/humans outside the system borders. Communication interfaces among components of the system should not be described in this section.</text:p>
      <text:p text:style-name="P26"/>
      <text:h text:style-name="Heading_20_2" text:outline-level="2">Hardware Interfaces</text:h>
      <text:p text:style-name="P26">Describe hardware interfaces/resources the product requires to function, for example access to GPS positioning system data, to specific sensors, smart card readers , serial ports, indoor navigation systems etc.</text:p>
      <text:p text:style-name="P13"/>
      <text:p text:style-name="P14">Nothing???</text:p>
      <text:p text:style-name="Standard"/>
      <text:h text:style-name="Heading_20_2" text:outline-level="2">Software Interfaces</text:h>
      <text:p text:style-name="P26">Existence of software interfaces the product will provide for communication with external (known, yet unforeseen?) systems (for example: web services, REST-style access to system, open data access etc.).</text:p>
      <text:p text:style-name="Standard"/>
      <text:h text:style-name="Heading_20_2" text:outline-level="2"><text:soft-page-break/>Communication Interfaces</text:h>
      <text:p text:style-name="P26">Access to ZigBee or Bluetooth, NFC, 3G network …</text:p>
      <text:p text:style-name="Standard"/>
      <text:h text:style-name="Heading_20_2" text:outline-level="2">User Interfaces</text:h>
      <text:p text:style-name="P26">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26">This section must provide detailed insight into product structure and (intended) implementation. Delete unnecessary sections; add sections required to provide a complete and detailed design description for the developed product.</text:p>
      <text:p text:style-name="P26"/>
      <text:p text:style-name="P26">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27">Present all the main modules of the product, describe their functionality. Describe the rationale of such a design, used design patterns, layers etc.</text:p>
      <text:p text:style-name="P27"/>
      <text:h text:style-name="Heading_20_3" text:outline-level="3">Structured view</text:h>
      <text:p text:style-name="P8">Present the main components of each implementation module (classes and interfaces using UML class diagram, sequence diagrams of interactions among components).</text:p>
      <text:p text:style-name="Standard"/>
      <text:h text:style-name="Heading_20_3" text:outline-level="3">Deployment</text:h>
      <text:p text:style-name="P8">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26">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2">As datasource for the Database adf </text:p>
      <text:p text:style-name="P26">List all the data types / file formats used in the product (for example, document file formats, configuration file formats etc.).</text:p>
      <text:p text:style-name="Standard"/>
      <text:h text:style-name="Heading_20_2" text:outline-level="2"><text:bookmark-start text:name="__RefHeading__4464_3858130"/>Database Model<text:bookmark-end text:name="__RefHeading__4464_3858130"/></text:h>
      <text:p text:style-name="P26">Provide diagram(s) documenting the database schema, describe each table (rationale, data types), relation, view, index, stored procedure, trigger etc. Describe other DB artifacts needed for product <text:soft-page-break/>implementation (drivers, database users and permissions etc.)</text:p>
      <text:p text:style-name="Standard"/>
      <text:h text:style-name="Heading_20_2" text:outline-level="2">Web site organization</text:h>
      <text:p text:style-name="P26">Organization of the web site, static and dynamic pages, scripts, configuration settings, security considerations etc.</text:p>
      <text:p text:style-name="Standard"/>
      <text:h text:style-name="Heading_20_2" text:outline-level="2">Protocols</text:h>
      <text:p text:style-name="P26">Describe custom protocols defined in the product (message types, message exchange - sequence diagrams, state diagrams, error handling etc.)</text:p>
      <text:p text:style-name="P26"/>
      <text:p text:style-name="Standard"/>
      <text:h text:style-name="Heading_20_2" text:outline-level="2">Interfaces to External Systems</text:h>
      <text:p text:style-name="P26">Describe interfaces exposed by the product, functionality of those interfaces.</text:p>
      <text:p text:style-name="Standard"/>
      <text:h text:style-name="Heading_20_2" text:outline-level="2"><text:bookmark-start text:name="__RefHeading__4460_3858130"/>Algorithms<text:bookmark-end text:name="__RefHeading__4460_3858130"/></text:h>
      <text:p text:style-name="P26">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6.3752in" svg:height="0.0496in" svg:x="-0.0681in" svg:y="0.0335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Project Name</dc:subject>
    <meta:initial-creator>Branko Mihaljevic</meta:initial-creator>
    <meta:creation-date>2003-10-20T13:55:00</meta:creation-date>
    <dc:date>2013-11-01T04:01:48.595401049</dc:date>
    <meta:print-date>2012-10-18T11:28:00</meta:print-date>
    <meta:editing-cycles>22</meta:editing-cycles>
    <meta:editing-duration>PT1H52M</meta:editing-duration>
    <meta:generator>LibreOffice/4.1.2.3$Linux_X86_64 LibreOffice_project/410m0$Build-3</meta:generator>
    <meta:document-statistic meta:table-count="3" meta:image-count="3" meta:object-count="0" meta:page-count="8" meta:paragraph-count="135" meta:word-count="1447" meta:character-count="9885" meta:non-whitespace-character-count="8584"/>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